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98d4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style:text-underline-style="solid" style:text-underline-width="auto" style:text-underline-color="font-color" fo:font-weight="bold" officeooo:rsid="001498d4" officeooo:paragraph-rsid="001498d4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Ubuntu" officeooo:paragraph-rsid="00155bbe"/>
    </style:style>
    <style:style style:name="P4" style:family="paragraph" style:parent-style-name="Standard">
      <style:text-properties style:font-name="Ubuntu" fo:font-size="15pt" style:text-underline-style="solid" style:text-underline-width="auto" style:text-underline-color="font-color" officeooo:rsid="00155bbe" officeooo:paragraph-rsid="00155bbe" style:font-size-asian="15pt" style:font-size-complex="15pt"/>
    </style:style>
    <style:style style:name="P5" style:family="paragraph" style:parent-style-name="Standard">
      <style:text-properties style:font-name="Ubuntu" fo:font-size="14pt" style:text-underline-style="solid" style:text-underline-width="auto" style:text-underline-color="font-color" officeooo:rsid="00155bbe" officeooo:paragraph-rsid="002c9610" style:font-size-asian="14pt" style:font-size-complex="14pt"/>
    </style:style>
    <style:style style:name="P6" style:family="paragraph" style:parent-style-name="Standard">
      <style:text-properties style:font-name="Ubuntu" fo:font-size="14pt" style:text-underline-style="solid" style:text-underline-width="auto" style:text-underline-color="font-color" officeooo:rsid="00315777" officeooo:paragraph-rsid="00315777" style:font-size-asian="12.25pt" style:font-size-complex="14pt"/>
    </style:style>
    <style:style style:name="P7" style:family="paragraph" style:parent-style-name="Standard">
      <style:text-properties style:font-name="Ubuntu" fo:font-size="14pt" style:text-underline-style="solid" style:text-underline-width="auto" style:text-underline-color="font-color" officeooo:rsid="00345d57" officeooo:paragraph-rsid="00345d57" style:font-size-asian="12.25pt" style:font-size-complex="14pt"/>
    </style:style>
    <style:style style:name="P8" style:family="paragraph" style:parent-style-name="Standard">
      <style:text-properties style:font-name="Ubuntu" fo:font-size="14pt" style:text-underline-style="solid" style:text-underline-width="auto" style:text-underline-color="font-color" officeooo:rsid="003c7b14" officeooo:paragraph-rsid="003c7b14" style:font-size-asian="12.25pt" style:font-size-complex="14pt"/>
    </style:style>
    <style:style style:name="P9" style:family="paragraph" style:parent-style-name="Standard">
      <style:text-properties style:font-name="Ubuntu" fo:font-size="14pt" style:text-underline-style="solid" style:text-underline-width="auto" style:text-underline-color="font-color" officeooo:rsid="003fe388" officeooo:paragraph-rsid="003fe388" style:font-size-asian="12.25pt" style:font-size-complex="14pt"/>
    </style:style>
    <style:style style:name="P10" style:family="paragraph" style:parent-style-name="Standard">
      <style:text-properties style:font-name="Ubuntu" fo:font-size="14pt" style:text-underline-style="solid" style:text-underline-width="auto" style:text-underline-color="font-color" officeooo:rsid="0042db70" officeooo:paragraph-rsid="0042db70" style:font-size-asian="12.25pt" style:font-size-complex="14pt"/>
    </style:style>
    <style:style style:name="P11" style:family="paragraph" style:parent-style-name="Standard">
      <style:text-properties style:font-name="Ubuntu" fo:font-size="14pt" style:text-underline-style="solid" style:text-underline-width="auto" style:text-underline-color="font-color" officeooo:rsid="00497089" officeooo:paragraph-rsid="00497089" style:font-size-asian="12.25pt" style:font-size-complex="14pt"/>
    </style:style>
    <style:style style:name="P12" style:family="paragraph" style:parent-style-name="Standard">
      <style:text-properties style:font-name="Ubuntu" fo:font-size="14pt" style:text-underline-style="solid" style:text-underline-width="auto" style:text-underline-color="font-color" officeooo:rsid="004a598c" officeooo:paragraph-rsid="004a598c" style:font-size-asian="12.25pt" style:font-size-complex="14pt"/>
    </style:style>
    <style:style style:name="P13" style:family="paragraph" style:parent-style-name="Standard">
      <style:text-properties style:font-name="Ubuntu" fo:font-size="14pt" style:text-underline-style="solid" style:text-underline-width="auto" style:text-underline-color="font-color" officeooo:rsid="004ca482" officeooo:paragraph-rsid="004ca482" style:font-size-asian="12.25pt" style:font-size-complex="14pt"/>
    </style:style>
    <style:style style:name="P14" style:family="paragraph" style:parent-style-name="Standard">
      <style:text-properties style:font-name="Ubuntu" fo:font-size="14pt" fo:font-style="normal" style:text-underline-style="solid" style:text-underline-width="auto" style:text-underline-color="font-color" officeooo:rsid="004e2b72" officeooo:paragraph-rsid="004e2b72" style:font-size-asian="12.25pt" style:font-style-asian="normal" style:font-size-complex="14pt" style:font-style-complex="normal"/>
    </style:style>
    <style:style style:name="P15" style:family="paragraph" style:parent-style-name="Standard">
      <style:text-properties style:font-name="Ubuntu" officeooo:paragraph-rsid="0017c12f"/>
    </style:style>
    <style:style style:name="P16" style:family="paragraph" style:parent-style-name="Standard">
      <style:text-properties style:font-name="Ubuntu" officeooo:rsid="001dc1e1" officeooo:paragraph-rsid="0023bc25"/>
    </style:style>
    <style:style style:name="P17" style:family="paragraph" style:parent-style-name="Standard">
      <style:text-properties style:font-name="Ubuntu" officeooo:rsid="001dc1e1" officeooo:paragraph-rsid="002c9610"/>
    </style:style>
    <style:style style:name="P18" style:family="paragraph" style:parent-style-name="Standard">
      <style:text-properties style:font-name="Ubuntu" officeooo:paragraph-rsid="002c9610"/>
    </style:style>
    <style:style style:name="P19" style:family="paragraph" style:parent-style-name="Standard">
      <style:text-properties style:font-name="Ubuntu" fo:font-size="12pt" style:text-underline-style="none" officeooo:rsid="001dc1e1" officeooo:paragraph-rsid="002c9610" style:font-size-asian="12pt" style:font-size-complex="12pt"/>
    </style:style>
    <style:style style:name="P20" style:family="paragraph" style:parent-style-name="Standard">
      <style:text-properties style:font-name="Ubuntu" officeooo:rsid="002cfc5d" officeooo:paragraph-rsid="002cfc5d"/>
    </style:style>
    <style:style style:name="P21" style:family="paragraph" style:parent-style-name="Standard">
      <style:text-properties officeooo:paragraph-rsid="00155bbe"/>
    </style:style>
    <style:style style:name="P22" style:family="paragraph" style:parent-style-name="Header">
      <style:text-properties officeooo:rsid="001498d4" officeooo:paragraph-rsid="001498d4"/>
    </style:style>
    <style:style style:name="T1" style:family="text">
      <style:text-properties officeooo:rsid="0017c12f"/>
    </style:style>
    <style:style style:name="T2" style:family="text">
      <style:text-properties officeooo:rsid="001a423e"/>
    </style:style>
    <style:style style:name="T3" style:family="text">
      <style:text-properties officeooo:rsid="001a6d98"/>
    </style:style>
    <style:style style:name="T4" style:family="text">
      <style:text-properties officeooo:rsid="001f3072"/>
    </style:style>
    <style:style style:name="T5" style:family="text">
      <style:text-properties officeooo:rsid="0022c0d7"/>
    </style:style>
    <style:style style:name="T6" style:family="text">
      <style:text-properties officeooo:rsid="00268d1f"/>
    </style:style>
    <style:style style:name="T7" style:family="text">
      <style:text-properties style:font-name="Ubuntu"/>
    </style:style>
    <style:style style:name="T8" style:family="text">
      <style:text-properties style:text-underline-style="none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font-size="12pt" style:text-underline-style="none" style:font-size-asian="10.5pt" style:font-size-complex="12pt"/>
    </style:style>
    <style:style style:name="T11" style:family="text">
      <style:text-properties fo:font-size="12pt" style:text-underline-style="none" officeooo:rsid="0035c840" style:font-size-asian="10.5pt" style:font-size-complex="12pt"/>
    </style:style>
    <style:style style:name="T12" style:family="text">
      <style:text-properties fo:font-size="12pt" style:text-underline-style="none" officeooo:rsid="0036c1e3" style:font-size-asian="10.5pt" style:font-size-complex="12pt"/>
    </style:style>
    <style:style style:name="T13" style:family="text">
      <style:text-properties fo:font-size="12pt" style:text-underline-style="none" officeooo:rsid="00386d2d" style:font-size-asian="10.5pt" style:font-size-complex="12pt"/>
    </style:style>
    <style:style style:name="T14" style:family="text">
      <style:text-properties fo:font-size="12pt" style:text-underline-style="none" officeooo:rsid="00396187" style:font-size-asian="10.5pt" style:font-size-complex="12pt"/>
    </style:style>
    <style:style style:name="T15" style:family="text">
      <style:text-properties fo:font-size="12pt" style:text-underline-style="none" officeooo:rsid="003e1e05" style:font-size-asian="10.5pt" style:font-size-complex="12pt"/>
    </style:style>
    <style:style style:name="T16" style:family="text">
      <style:text-properties fo:font-size="12pt" style:text-underline-style="none" officeooo:rsid="00416476" style:font-size-asian="10.5pt" style:font-size-complex="12pt"/>
    </style:style>
    <style:style style:name="T17" style:family="text">
      <style:text-properties fo:font-size="12pt" style:text-underline-style="none" officeooo:rsid="0042ca7c" style:font-size-asian="10.5pt" style:font-size-complex="12pt"/>
    </style:style>
    <style:style style:name="T18" style:family="text">
      <style:text-properties fo:font-size="12pt" style:text-underline-style="none" officeooo:rsid="0046745b" style:font-size-asian="10.5pt" style:font-size-complex="12pt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21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22" style:family="text">
      <style:text-properties fo:font-size="12pt" fo:font-style="normal" style:text-underline-style="none" officeooo:rsid="0048019b" style:font-size-asian="10.5pt" style:font-style-asian="normal" style:font-size-complex="12pt" style:font-style-complex="normal"/>
    </style:style>
    <style:style style:name="T23" style:family="text">
      <style:text-properties fo:font-size="12pt" fo:font-style="normal" style:text-underline-style="none" officeooo:rsid="004ace92" style:font-size-asian="10.5pt" style:font-style-asian="normal" style:font-size-complex="12pt" style:font-style-complex="normal"/>
    </style:style>
    <style:style style:name="T24" style:family="text">
      <style:text-properties officeooo:rsid="002ee826"/>
    </style:style>
    <style:style style:name="T25" style:family="text">
      <style:text-properties officeooo:rsid="003542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eurs de Jeux - Compte rendu TP1</text:p>
      <text:p text:style-name="P1"/>
      <text:p text:style-name="P21"/>
      <text:p text:style-name="P5">Question 1</text:p>
      <text:p text:style-name="P18"/>
      <text:p text:style-name="P17">La classe MainWidget <text:span text:style-name="T4">gère tout ce qui est en rapport avec l’initialisation d’OpenGL et les évènements souris.</text:span></text:p>
      <text:p text:style-name="P17"><text:span text:style-name="T5">C’est-à-dire :</text:span></text:p>
      <text:p text:style-name="P17"><text:span text:style-name="T5"><text:tab/>- gestion de l’évènement de clic et relâchement de la souris</text:span></text:p>
      <text:p text:style-name="P17"><text:span text:style-name="T5"><text:tab/>- gestion d’un timer</text:span></text:p>
      <text:p text:style-name="P17"><text:span text:style-name="T5"><text:tab/>- initialisation de GL, des shaders et des textures</text:span></text:p>
      <text:p text:style-name="P19"><text:tab/>- <text:span text:style-name="T6">gestion de redimensionnement de la fenêtre</text:span></text:p>
      <text:p text:style-name="P4"/>
      <text:p text:style-name="P3">La classe GeometryEngine <text:span text:style-name="T4">gère</text:span> tout ce qui est en rapport avec un cube.</text:p>
      <text:p text:style-name="P15">C'est-à-dire :</text:p>
      <text:p text:style-name="P15"><text:span text:style-name="T1"><text:tab/>- c</text:span>réer le cube avec tous ses sommets</text:p>
      <text:p text:style-name="P15"><text:tab/>- stocker les indices des sommets pour chaque triangle composant le cube</text:p>
      <text:p text:style-name="P15"><text:tab/>- <text:span text:style-name="T3">allouer la mémoire nécessaire au stockage de toutes ses informations</text:span></text:p>
      <text:p text:style-name="P15"><text:tab/>- <text:span text:style-name="T2">afficher le cube avec des triangles grâce aux indices stockés précedemment</text:span></text:p>
      <text:p text:style-name="P16"/>
      <text:p text:style-name="P20">Le fichier fshader.glsl <text:span text:style-name="T24">sert à gérer la texture des fragments/pixels correspondant à l’objet.</text:span></text:p>
      <text:p text:style-name="P20"/>
      <text:p text:style-name="P20">Le fichier vshader.glsl sert à gérer la <text:span text:style-name="T25">position et la </text:span>texture des sommets.</text:p>
      <text:p text:style-name="P20"/>
      <text:p text:style-name="P20"/>
      <text:p text:style-name="P6">Question 2</text:p>
      <text:p text:style-name="P6"><text:span text:style-name="T10"/></text:p>
      <text:p text:style-name="P7"><text:span text:style-name="T10">La méthode </text:span><text:span text:style-name="T20">void GeometryEngine::initCubeGeometry()</text:span><text:span text:style-name="T10"> initialise les coordonnées du cube.</text:span></text:p>
      <text:p text:style-name="P7"><text:span text:style-name="T10">Dans un premier temps les différentes faces du cube, 6 au total, sont créer grâce aux sommets, 8 au total. </text:span><text:span text:style-name="T11">Au total il y aura 24 sommets de créer, mais seulement 8 différents, car chaque sommet est partagé avec 3 faces du cube. </text:span><text:span text:style-name="T12">Les Vector3D servent donc à créer les 24 sommets alors que les Vector2D servent à positionner l</text:span><text:span text:style-name="T14">es 6</text:span><text:span text:style-name="T12"> texture</text:span><text:span text:style-name="T14">s</text:span><text:span text:style-name="T12"> </text:span><text:span text:style-name="T13">2D, correspondant aux 6 faces, </text:span><text:span text:style-name="T12">du cube. </text:span><text:span text:style-name="T16">Tout cela est stocké dans un tableau.</text:span></text:p>
      <text:p text:style-name="P8"><text:span text:style-name="T15">Dans un second temps o</text:span><text:span text:style-name="T10">n stocke les indices des sommets correspondant à chaque face carrée du cube, en séparant chaque carré en deux triangles, </text:span><text:span text:style-name="T17">dans un autre tableau</text:span><text:span text:style-name="T10">.</text:span></text:p>
      <text:p text:style-name="P9"><text:span text:style-name="T10">Pour finir, on stocke les deux <text:s/>tableaux dans deux buffers </text:span><text:span text:style-name="T18">VBO </text:span><text:span text:style-name="T10">différents pour lesquels on alloue la mémoire nécessaire.</text:span></text:p>
      <text:p text:style-name="P9"><text:span text:style-name="T10"/></text:p>
      <text:p text:style-name="P10"><text:span text:style-name="T10">La méthode </text:span><text:span text:style-name="T20">void GeometryEngine::drawCubeGeometry(QOpenGLShaderProgram *program)</text:span><text:span text:style-name="T21"> </text:span><text:span text:style-name="T22">dessine le cube.</text:span></text:p>
      <text:p text:style-name="P11"><text:span text:style-name="T22">D</text:span><text:span text:style-name="T21">ans un premier temps les deux buffers VBO utilisés précedemment dans la méthode </text:span><text:span text:style-name="T20">initCubeGeometry()</text:span><text:span text:style-name="T21"> sont chargés en mémoire.</text:span></text:p>
      <text:p text:style-name="P12"><text:span text:style-name="T21">Ensuite, OpenGL est configuré de sorte à ce qu’il trouve les informations nécessaires aux positionnement des sommets </text:span><text:span text:style-name="T23">et des textures.</text:span></text:p>
      <text:p text:style-name="P13"><text:span text:style-name="T23">E</text:span><text:span text:style-name="T21">nfin, la méthode </text:span><text:span text:style-name="T20">dlDrawElements</text:span><text:span text:style-name="T21"> est configurée afin qu’OpenGL sait qu’il faut dessiner des triangles (GL_TRIANGLE_STRIP).</text:span></text:p>
      <text:p text:style-name="P14"><text:soft-page-break/>Question 3</text:p>
      <text:p text:style-name="P14"><text:span text:style-name="T10"/></text:p>
      <text:p text:style-name="P1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8d4" officeooo:paragraph-rsid="001498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2" meta:paragraph-count="27" meta:word-count="345" meta:character-count="2173" meta:non-whitespace-character-count="1844"/>
  </office:meta>
</office:document-meta>
</file>